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fc58"/>
    </style:style>
    <style:style style:name="P2" style:family="paragraph" style:parent-style-name="Standard">
      <style:text-properties fo:font-weight="bold" officeooo:paragraph-rsid="0014fc5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15fee2" style:font-weight-asian="bold" style:font-weight-complex="bold"/>
    </style:style>
    <style:style style:name="P4" style:family="paragraph" style:parent-style-name="Standard">
      <style:text-properties fo:language="de" fo:country="AT" officeooo:paragraph-rsid="0015fee2"/>
    </style:style>
    <style:style style:name="P5" style:family="paragraph" style:parent-style-name="Standard">
      <style:text-properties fo:language="de" fo:country="AT" officeooo:paragraph-rsid="001860b9"/>
    </style:style>
    <style:style style:name="P6" style:family="paragraph" style:parent-style-name="Standard">
      <style:text-properties fo:language="de" fo:country="AT" officeooo:rsid="001a99a0" officeooo:paragraph-rsid="001a99a0"/>
    </style:style>
    <style:style style:name="P7" style:family="paragraph" style:parent-style-name="Standard">
      <style:text-properties style:text-underline-style="none" fo:font-weight="bold" officeooo:paragraph-rsid="0015fee2" style:font-weight-asian="bold" style:font-weight-complex="bold"/>
    </style:style>
    <style:style style:name="P8" style:family="paragraph" style:parent-style-name="Standard">
      <style:text-properties fo:language="en" fo:country="US" style:text-underline-style="solid" style:text-underline-width="auto" style:text-underline-color="font-color" fo:font-weight="bold" officeooo:paragraph-rsid="0015fee2" style:font-weight-asian="bold" style:font-weight-complex="bold"/>
    </style:style>
    <style:style style:name="P9" style:family="paragraph" style:parent-style-name="Standard">
      <style:text-properties fo:language="en" fo:country="US" style:text-underline-style="none" fo:font-weight="bold" officeooo:paragraph-rsid="0015fee2" style:font-weight-asian="bold" style:font-weight-complex="bold"/>
    </style:style>
    <style:style style:name="P10" style:family="paragraph" style:parent-style-name="Standard">
      <style:text-properties fo:language="en" fo:country="US" officeooo:paragraph-rsid="0015fee2"/>
    </style:style>
    <style:style style:name="P11" style:family="paragraph" style:parent-style-name="Standard">
      <style:text-properties officeooo:paragraph-rsid="0015fee2"/>
    </style:style>
    <style:style style:name="P12" style:family="paragraph" style:parent-style-name="Standard">
      <style:text-properties officeooo:paragraph-rsid="00166566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paragraph-rsid="00166566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166566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8dca1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US" style:text-underline-style="none" fo:font-weight="normal" officeooo:paragraph-rsid="00166566" style:font-weight-asian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18dca1" officeooo:paragraph-rsid="0018dca1"/>
    </style:style>
    <style:style style:name="P18" style:family="paragraph" style:parent-style-name="Text_20_body">
      <style:text-properties fo:font-weight="bold" officeooo:paragraph-rsid="00166566" style:font-weight-asian="bold" style:font-weight-complex="bold"/>
    </style:style>
    <style:style style:name="P19" style:family="paragraph" style:parent-style-name="Text_20_body">
      <style:text-properties officeooo:paragraph-rsid="00166566"/>
    </style:style>
    <style:style style:name="P20" style:family="paragraph" style:parent-style-name="code">
      <style:text-properties officeooo:paragraph-rsid="0015fee2"/>
    </style:style>
    <style:style style:name="P21" style:family="paragraph" style:parent-style-name="code">
      <style:text-properties officeooo:paragraph-rsid="00166566"/>
    </style:style>
    <style:style style:name="P22" style:family="paragraph" style:parent-style-name="code">
      <style:text-properties fo:language="en" fo:country="US" officeooo:paragraph-rsid="0015fee2"/>
    </style:style>
    <style:style style:name="P23" style:family="paragraph" style:parent-style-name="aufgabe">
      <style:text-properties officeooo:paragraph-rsid="00166566"/>
    </style:style>
    <style:style style:name="P24" style:family="paragraph" style:parent-style-name="aufgabe">
      <style:text-properties fo:language="de" fo:country="AT" officeooo:paragraph-rsid="001860b9"/>
    </style:style>
    <style:style style:name="P25" style:family="paragraph" style:parent-style-name="aufgabe">
      <style:text-properties fo:font-weight="bold" officeooo:paragraph-rsid="00166566" style:font-weight-asian="bold" style:font-weight-complex="bold"/>
    </style:style>
    <style:style style:name="P26" style:family="paragraph" style:parent-style-name="aufgabe">
      <style:text-properties fo:font-weight="bold" officeooo:paragraph-rsid="001860b9" style:font-weight-asian="bold" style:font-weight-complex="bold"/>
    </style:style>
    <style:style style:name="P27" style:family="paragraph" style:parent-style-name="aufgabe">
      <style:text-properties officeooo:paragraph-rsid="001860b9"/>
    </style:style>
    <style:style style:name="P28" style:family="paragraph" style:parent-style-name="Rechtsgrundlagenverzeichnis">
      <style:paragraph-properties fo:margin-top="0cm" fo:margin-bottom="0cm" loext:contextual-spacing="false">
        <style:tab-stops/>
      </style:paragraph-properties>
      <style:text-properties officeooo:paragraph-rsid="0015fee2"/>
    </style:style>
    <style:style style:name="P29" style:family="paragraph" style:parent-style-name="bsp_5f_lsg_20_Char">
      <style:text-properties fo:language="en" fo:country="US" officeooo:paragraph-rsid="0015fee2"/>
    </style:style>
    <style:style style:name="P30" style:family="paragraph" style:parent-style-name="bsp_5f_lsg_20_Char">
      <style:text-properties officeooo:paragraph-rsid="0015fee2"/>
    </style:style>
    <style:style style:name="P31" style:family="paragraph" style:parent-style-name="HTML_20_Vorformatiert">
      <style:text-properties officeooo:paragraph-rsid="0014fc58"/>
    </style:style>
    <style:style style:name="P32" style:family="paragraph" style:parent-style-name="HTML_20_Vorformatiert">
      <style:text-properties officeooo:paragraph-rsid="00166566"/>
    </style:style>
    <style:style style:name="P33" style:family="paragraph" style:parent-style-name="HTML_20_Vorformatiert">
      <style:text-properties officeooo:rsid="0014fc58" officeooo:paragraph-rsid="00166566"/>
    </style:style>
    <style:style style:name="P34" style:family="paragraph" style:parent-style-name="HTML_20_Vorformatiert">
      <style:text-properties officeooo:rsid="0014fc58" officeooo:paragraph-rsid="0014fc58"/>
    </style:style>
    <style:style style:name="P35" style:family="paragraph" style:parent-style-name="HTML_20_Vorformatiert">
      <style:text-properties officeooo:rsid="00166566" officeooo:paragraph-rsid="00166566"/>
    </style:style>
    <style:style style:name="P36" style:family="paragraph" style:parent-style-name="HTML_20_Vorformatiert">
      <style:text-properties fo:language="en" fo:country="US" officeooo:rsid="0014fc58" officeooo:paragraph-rsid="00166566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aufgabe" style:list-style-name="List_20_1">
      <style:text-properties officeooo:paragraph-rsid="00166566"/>
    </style:style>
    <style:style style:name="P41" style:family="paragraph" style:parent-style-name="Standard" style:list-style-name="L1">
      <style:text-properties fo:language="de" fo:country="AT" officeooo:rsid="001a99a0" officeooo:paragraph-rsid="001a99a0"/>
    </style:style>
    <style:style style:name="P42" style:family="paragraph" style:parent-style-name="Standard" style:list-style-name="L2">
      <style:text-properties fo:language="de" fo:country="AT" officeooo:rsid="001a99a0" officeooo:paragraph-rsid="001a99a0"/>
    </style:style>
    <style:style style:name="P43" style:family="paragraph" style:parent-style-name="Standard" style:list-style-name="L3">
      <style:text-properties officeooo:paragraph-rsid="0014fc58"/>
    </style:style>
    <style:style style:name="P44" style:family="paragraph" style:parent-style-name="Standard" style:list-style-name="L4">
      <style:text-properties officeooo:paragraph-rsid="0014fc58"/>
    </style:style>
    <style:style style:name="P45" style:family="paragraph" style:parent-style-name="Standard" style:list-style-name="List_20_1">
      <style:text-properties officeooo:paragraph-rsid="0014fc58"/>
    </style:style>
    <style:style style:name="P46" style:family="paragraph" style:parent-style-name="Heading_20_2">
      <style:text-properties officeooo:rsid="00166566"/>
    </style:style>
    <style:style style:name="P47" style:family="paragraph" style:parent-style-name="Heading_20_2">
      <style:text-properties officeooo:paragraph-rsid="0015fee2"/>
    </style:style>
    <style:style style:name="P48" style:family="paragraph" style:parent-style-name="Heading_20_3">
      <style:text-properties officeooo:paragraph-rsid="00166566"/>
    </style:style>
    <style:style style:name="P49" style:family="paragraph" style:parent-style-name="Heading_20_3">
      <style:text-properties officeooo:paragraph-rsid="001860b9"/>
    </style:style>
    <style:style style:name="P50" style:family="paragraph" style:parent-style-name="Heading_20_3">
      <style:text-properties officeooo:rsid="001a99a0"/>
    </style:style>
    <style:style style:name="P51" style:family="paragraph" style:parent-style-name="Heading_20_3">
      <style:text-properties officeooo:paragraph-rsid="0014fc5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4fc58"/>
    </style:style>
    <style:style style:name="T4" style:family="text">
      <style:text-properties officeooo:rsid="0006a2c6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6566" style:font-weight-asian="bold"/>
    </style:style>
    <style:style style:name="T8" style:family="text">
      <style:text-properties style:font-style-complex="italic"/>
    </style:style>
    <style:style style:name="T9" style:family="text">
      <style:text-properties fo:color="#0000ff" fo:language="en" fo:country="US"/>
    </style:style>
    <style:style style:name="T10" style:family="text">
      <style:text-properties fo:language="en" fo:country="US"/>
    </style:style>
    <style:style style:name="T11" style:family="text">
      <style:text-properties fo:color="#ff0000"/>
    </style:style>
    <style:style style:name="T12" style:family="text">
      <style:text-properties fo:color="#ff0000" fo:language="en" fo:country="US"/>
    </style:style>
    <style:style style:name="T13" style:family="text">
      <style:text-properties fo:language="de" fo:country="AT"/>
    </style:style>
    <style:style style:name="T14" style:family="text">
      <style:text-properties fo:language="de" fo:country="AT" style:text-underline-style="none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font-weight-complex="bold"/>
    </style:style>
    <style:style style:name="T17" style:family="text">
      <style:text-properties style:text-underline-style="none"/>
    </style:style>
    <style:style style:name="T18" style:family="text">
      <style:text-properties officeooo:rsid="00166566"/>
    </style:style>
    <style:style style:name="T19" style:family="text">
      <style:text-properties officeooo:rsid="001860b9"/>
    </style:style>
    <style:style style:name="T20" style:family="text">
      <style:text-properties officeooo:rsid="0018dca1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7"><text:a xlink:type="simple" xlink:href="#__RefHeading__8755_1805577513" text:style-name="Internet_20_link" text:visited-style-name="Internet_20_link">1. </text:a>Aufgaben: C Dateien<text:tab/>1</text:p>
          <text:p text:style-name="P38"><text:a xlink:type="simple" xlink:href="#__RefHeading__8789_1805577513" text:style-name="Internet_20_link" text:visited-style-name="Internet_20_link">1.1. </text:a>Textdateien<text:tab/>1</text:p>
          <text:p text:style-name="P39"><text:a xlink:type="simple" xlink:href="#__RefHeading__8761_1805577513" text:style-name="Internet_20_link" text:visited-style-name="Internet_20_link">1.1.1. </text:a>Aufgabe: f_tar.c<text:tab/>1</text:p>
          <text:p text:style-name="P39"><text:a xlink:type="simple" xlink:href="#__RefHeading__8763_1805577513" text:style-name="Internet_20_link" text:visited-style-name="Internet_20_link">1.1.2. </text:a>Aufgabe: f_spam1.c<text:tab/>1</text:p>
          <text:p text:style-name="P39"><text:a xlink:type="simple" xlink:href="#__RefHeading__8765_1805577513" text:style-name="Internet_20_link" text:visited-style-name="Internet_20_link">1.1.3. </text:a>Aufgabe: f_spam2.c<text:tab/>2</text:p>
          <text:p text:style-name="P39"><text:a xlink:type="simple" xlink:href="#__RefHeading__8767_1805577513" text:style-name="Internet_20_link" text:visited-style-name="Internet_20_link">1.1.4. </text:a>Aufgabe: f_tperson_text.c<text:tab/>2</text:p>
          <text:p text:style-name="P39"><text:a xlink:type="simple" xlink:href="#__RefHeading__8769_1805577513" text:style-name="Internet_20_link" text:visited-style-name="Internet_20_link">1.1.5. </text:a>Aufgabe: f_fgetsmischen (m)<text:tab/>2</text:p>
          <text:p text:style-name="P39"><text:a xlink:type="simple" xlink:href="#__RefHeading__3618_1805577513" text:style-name="Internet_20_link" text:visited-style-name="Internet_20_link">1.1.6. </text:a>Aufgabe: f_xor_binaer.c<text:tab/>3</text:p>
          <text:p text:style-name="P39"><text:a xlink:type="simple" xlink:href="#__RefHeading__8757_1805577513" text:style-name="Internet_20_link" text:visited-style-name="Internet_20_link">1.1.7. </text:a>Aufgabe: f_caesar.c<text:tab/>3</text:p>
          <text:p text:style-name="P39"><text:a xlink:type="simple" xlink:href="#__RefHeading__8805_1805577513" text:style-name="Internet_20_link" text:visited-style-name="Internet_20_link">1.1.8. </text:a>Aufgabe: f_adb.c (Adressdatenbank)<text:tab/>4</text:p>
          <text:p text:style-name="P39"><text:a xlink:type="simple" xlink:href="#__RefHeading__1085_276076092" text:style-name="Internet_20_link" text:visited-style-name="Internet_20_link">1.1.9. </text:a>Aufgabe: f_db1n.c <text:tab/>4</text:p>
          <text:p text:style-name="P39"><text:a xlink:type="simple" xlink:href="#__RefHeading__1087_276076092" text:style-name="Internet_20_link" text:visited-style-name="Internet_20_link">1.1.10. </text:a>Aufgabe: f_dbnm.c <text:tab/>5</text:p>
          <text:p text:style-name="P38"><text:a xlink:type="simple" xlink:href="#__RefHeading__8791_1805577513" text:style-name="Internet_20_link" text:visited-style-name="Internet_20_link">1.2. </text:a>+Binäre Dateien<text:tab/>6</text:p>
          <text:p text:style-name="P39"><text:a xlink:type="simple" xlink:href="#__RefHeading__3634_1805577513" text:style-name="Internet_20_link" text:visited-style-name="Internet_20_link">1.2.1. </text:a>+Aufgabe: f_tperson-bin-fwrite.c<text:tab/>6</text:p>
          <text:p text:style-name="P39"><text:a xlink:type="simple" xlink:href="#__RefHeading__3636_1805577513" text:style-name="Internet_20_link" text:visited-style-name="Internet_20_link">1.2.2. </text:a>+Aufgabe: f_tperson-bin-sort.c<text:tab/>6</text:p>
          <text:p text:style-name="P39"><text:a xlink:type="simple" xlink:href="#__RefHeading__3638_1805577513" text:style-name="Internet_20_link" text:visited-style-name="Internet_20_link">1.2.3. </text:a>+Aufgabe: f_tperson-bin-fread.c<text:tab/>7</text:p>
          <text:p text:style-name="P38"><text:a xlink:type="simple" xlink:href="#__RefHeading__3656_1805577513" text:style-name="Internet_20_link" text:visited-style-name="Internet_20_link">1.3. </text:a>+Projekt: <text:s/>(Adressbuch: ADB_CGI)<text:tab/>7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8755_1805577513"/><text:span text:style-name="T3">Aufgaben</text:span>: C Dateien<text:bookmark-end text:name="__RefHeading__8755_1805577513"/></text:h>
      <text:p text:style-name="Text_20_body"/>
      <text:h text:style-name="P46" text:outline-level="2"><text:bookmark-start text:name="__RefHeading__8789_1805577513"/>Textdateien<text:bookmark-end text:name="__RefHeading__8789_1805577513"/></text:h>
      <text:p text:style-name="P31"/>
      <text:p text:style-name="P32"/>
      <text:h text:style-name="P48" text:outline-level="3"><text:bookmark-start text:name="__RefHeading__8761_1805577513"/>Aufgabe: f_tar.c<text:bookmark-end text:name="__RefHeading__8761_1805577513"/></text:h>
      <text:p text:style-name="P23"/>
      <text:p text:style-name="P23">Schreiben Sie ein Programm, das alle als Argumente angegebenen Dateien an eine Datei anhängt.</text:p>
      <text:p text:style-name="P23"><text:line-break/>Beispiel:</text:p>
      <text:p text:style-name="P23">./f_tar.exe file.txt file1.txt file2.txt file3.txt file4.txt file5.txt</text:p>
      <text:p text:style-name="P23"><text:line-break/>Die Dateien file1.txt file2.txt file3.txt file4.txt file5.txt sollen in die Datei file.txt kopiert werden.</text:p>
      <text:p text:style-name="P23"/>
      <text:p text:style-name="P32"/>
      <text:p text:style-name="P12"/>
      <text:h text:style-name="P48" text:outline-level="3"><text:bookmark-start text:name="__RefHeading__8763_1805577513"/>Aufgabe: f_spam1.c<text:bookmark-end text:name="__RefHeading__8763_1805577513"/></text:h>
      <text:p text:style-name="P23">Schreiben Sie ein Programm, das eine Textdatei einliest und nur die Zeilen ausgibt, die das als Argument aus der Kommandozeile übergebene Wort nicht enthalten.</text:p>
      <text:p text:style-name="P23"/>
      <text:p text:style-name="P23">Es sollen alle Zeilen ausgegeben werden, in denen das Wort bombe nicht vorkommt.</text:p>
      <text:p text:style-name="P23"/>
      <text:p text:style-name="P23">Aufruf:</text:p>
      <text:p text:style-name="P23">./f_spam1.exe daten.txt bombe<text:line-break/></text:p>
      <text:p text:style-name="P19"/>
      <text:h text:style-name="Heading_20_3" text:outline-level="3"><text:bookmark-start text:name="__RefHeading__8765_1805577513"/><text:soft-page-break/>Aufgabe: f_spam2.c<text:bookmark-end text:name="__RefHeading__8765_1805577513"/></text:h>
      <text:p text:style-name="P23">Schreiben Sie ein Programm, das eine Textdatei einliest und nur die Zeilen ausgibt, die keines der Worte in der Datei blacklist.txt enthalten.</text:p>
      <text:p text:style-name="P23"><text:line-break/>Aufruf:</text:p>
      <text:p text:style-name="P23">./f_spam2.exe daten.txt blacklist.txt<text:line-break/></text:p>
      <text:p text:style-name="P18"/>
      <text:h text:style-name="P48" text:outline-level="3"><text:bookmark-start text:name="__RefHeading__8767_1805577513"/>Aufgabe: f_tperson_text.c<text:bookmark-end text:name="__RefHeading__8767_1805577513"/></text:h>
      <text:p text:style-name="P23">Schreibe ein Programm, das</text:p>
      <text:list xml:id="list6666971900806327264" text:style-name="List_20_1">
        <text:list-item>
          <text:p text:style-name="P40">Den Strukturtyp TPERSON (Komponente: char name[128], Komponente: int persnr) enthält.</text:p>
        </text:list-item>
        <text:list-item>
          <text:p text:style-name="P40">Definiere das Array mit dem Namen <text:span text:style-name="T2">wir</text:span> (mit 128 Elementen vom Typ TPERSON).</text:p>
        </text:list-item>
        <text:list-item>
          <text:p text:style-name="P40">Lies von der Tastatur den Namen der Textdatei ein, die die Datensätze enthält)</text:p>
        </text:list-item>
        <text:list-item>
          <text:p text:style-name="P40">Öffne die Datei und lies die Datensätze in das Array <text:span text:style-name="T2">wir</text:span> ein</text:p>
        </text:list-item>
        <text:list-item>
          <text:p text:style-name="P40">sortiere das Array nach der Komponente</text:p>
        </text:list-item>
      </text:list>
      <text:p text:style-name="P23"><text:tab/>a) persnr</text:p>
      <text:p text:style-name="P23"><text:tab/>b) name</text:p>
      <text:p text:style-name="P23"/>
      <text:list xml:id="list123158646282623" text:continue-list="list6666971900806327264" text:style-name="List_20_1">
        <text:list-item text:start-value="1">
          <text:p text:style-name="P40">Gib jeweils nach dem Sortieren das Array <text:span text:style-name="T2">wir</text:span> unter Verwendung folgender Funktion aus:<text:line-break/><text:line-break/>void ausgabe(FILE* output, TPERSON *p, int anzahl);<text:line-break/></text:p>
        </text:list-item>
        <text:list-item>
          <text:p text:style-name="P40">Der Dateiname soll jeweils tperson_sort_persnr.txt bzw. tperson_sort_name.txt lauten.</text:p>
        </text:list-item>
      </text:list>
      <text:p text:style-name="P25"/>
      <text:p text:style-name="P32"/>
      <text:p text:style-name="P32"><text:span text:style-name="Citation"><text:span text:style-name="T1"/></text:span></text:p>
      <text:p text:style-name="P32"><text:span text:style-name="Citation"><text:span text:style-name="T1"/></text:span></text:p>
      <text:h text:style-name="P48" text:outline-level="3"><text:bookmark-start text:name="__RefHeading__8769_1805577513"/><text:span text:style-name="Citation"><text:span text:style-name="T1">Aufgabe: f_fgetsmischen (m)</text:span></text:span><text:bookmark-end text:name="__RefHeading__8769_1805577513"/></text:h>
      <text:p text:style-name="P23"><text:span text:style-name="Citation"><text:span text:style-name="T1">// fgetsmischen.c</text:span></text:span></text:p>
      <text:p text:style-name="P23"><text:span text:style-name="Citation"><text:span text:style-name="T1">// Eine Quelldatei zeilenweise in ein StrukturArray lesen,</text:span></text:span></text:p>
      <text:p text:style-name="P23"><text:span text:style-name="Citation"><text:span text:style-name="T1">// dann das Array mischen und das Array dann auf stdout ausgeben.</text:span></text:span></text:p>
      <text:p text:style-name="P23"><text:span text:style-name="Citation"><text:span text:style-name="T1"/></text:span></text:p>
      <text:p text:style-name="P23"><text:span text:style-name="Citation"><text:span text:style-name="T1"/></text:span></text:p>
      <text:p text:style-name="P23"><text:span text:style-name="Citation"><text:span text:style-name="T1">(1) Strukurtyp definieren</text:span></text:span></text:p>
      <text:p text:style-name="P23"><text:span text:style-name="Citation"><text:span text:style-name="T1"><text:tab/>TLINE .... zeilennummer und char-Array für eine Textzeile</text:span></text:span></text:p>
      <text:p text:style-name="P23"><text:span text:style-name="Citation"><text:span text:style-name="T1"/></text:span></text:p>
      <text:p text:style-name="P23"><text:span text:style-name="Citation"><text:span text:style-name="T1">(2) Strukturarray namens lines mit genau 1024 TLINE Elementen definieren</text:span></text:span></text:p>
      <text:p text:style-name="P23"><text:span text:style-name="Citation"><text:span text:style-name="T1"/></text:span></text:p>
      <text:p text:style-name="P23"><text:span text:style-name="Citation"><text:span text:style-name="T1">(3) Dateinamen von der Tastatur einlesen</text:span></text:span></text:p>
      <text:p text:style-name="P23"><text:span text:style-name="Citation"><text:span text:style-name="T1"/></text:span></text:p>
      <text:p text:style-name="P23"><text:span text:style-name="Citation"><text:span text:style-name="T1">(4) Datei öffnen inkl. Fehlerbehandlung</text:span></text:span></text:p>
      <text:p text:style-name="P23"><text:span text:style-name="Citation"><text:span text:style-name="T1"/></text:span></text:p>
      <text:p text:style-name="P23"><text:span text:style-name="Citation"><text:span text:style-name="T1">(5) Datei zeilenweise in das Array lesen</text:span></text:span></text:p>
      <text:p text:style-name="P23"><text:span text:style-name="Citation"><text:span text:style-name="T1"/></text:span></text:p>
      <text:p text:style-name="P23"><text:span text:style-name="Citation"><text:span text:style-name="T1">(6) Datei schliessen</text:span></text:span></text:p>
      <text:p text:style-name="P23"><text:span text:style-name="Citation"><text:span text:style-name="T1"/></text:span></text:p>
      <text:p text:style-name="P23"><text:span text:style-name="Citation"><text:span text:style-name="T1">(7) Arrayelemente mischen</text:span></text:span></text:p>
      <text:p text:style-name="P23"><text:span text:style-name="Citation"><text:span text:style-name="T1"><text:tab/>srand(time(NULL));</text:span></text:span></text:p>
      <text:p text:style-name="P23"><text:span text:style-name="Citation"><text:span text:style-name="T1"><text:tab/>for (i=0; i &lt; 100; i++){</text:span></text:span></text:p>
      <text:p text:style-name="P23"><text:span text:style-name="Citation"><text:span text:style-name="T1"><text:tab/><text:tab/>int x,y;</text:span></text:span></text:p>
      <text:p text:style-name="P23"><text:span text:style-name="Citation"><text:span text:style-name="T1"><text:tab/><text:tab/>x= rand() % anz_lines;</text:span></text:span></text:p>
      <text:p text:style-name="P23"><text:span text:style-name="Citation"><text:span text:style-name="T1"><text:tab/><text:tab/>y= rand() % anz_lines;</text:span></text:span></text:p>
      <text:p text:style-name="P23"><text:soft-page-break/><text:span text:style-name="Citation"><text:span text:style-name="T1"><text:tab/><text:tab/></text:span></text:span></text:p>
      <text:p text:style-name="P23"><text:span text:style-name="Citation"><text:span text:style-name="T1"><text:tab/><text:tab/>???????????????</text:span></text:span></text:p>
      <text:p text:style-name="P23"><text:span text:style-name="Citation"><text:span text:style-name="T1">}</text:span></text:span></text:p>
      <text:p text:style-name="P23"><text:span text:style-name="Citation"><text:span text:style-name="T1"/></text:span></text:p>
      <text:p text:style-name="P23"><text:span text:style-name="Citation"><text:span text:style-name="T1">(8) Array namens lines auf stdout ausgeben</text:span></text:span></text:p>
      <text:p text:style-name="P23"><text:span text:style-name="Citation"><text:span text:style-name="T1"/></text:span></text:p>
      <text:p text:style-name="P12"><text:span text:style-name="Citation"><text:span text:style-name="T1"/></text:span></text:p>
      <text:p text:style-name="P12"/>
      <text:h text:style-name="P48" text:outline-level="3"><text:bookmark-start text:name="__RefHeading__3618_1805577513"/><text:span text:style-name="T18">Aufgabe</text:span>: f_xor_binaer.c<text:bookmark-end text:name="__RefHeading__3618_1805577513"/></text:h>
      <text:p text:style-name="aufgabe">Erstellen Sie ein Programm, das mittels XOR eine Eingabedatei verschlüsselt.</text:p>
      <text:p text:style-name="aufgabe"/>
      <text:p text:style-name="aufgabe">Aufruf: </text:p>
      <text:p text:style-name="aufgabe">./f_xor_binaer.exe key original.txt codiert.txt</text:p>
      <text:p text:style-name="aufgabe"/>
      <text:p text:style-name="aufgabe">In key befindet sich ein Wert (1 bis 255), der zur Verschlüsselung verwendet wird.</text:p>
      <text:p text:style-name="aufgabe"/>
      <text:p text:style-name="P33"/>
      <text:p text:style-name="P33"/>
      <text:h text:style-name="P48" text:outline-level="3"><text:bookmark-start text:name="__RefHeading__8757_1805577513"/>Aufgabe: f_caesar.c<text:bookmark-end text:name="__RefHeading__8757_1805577513"/></text:h>
      <text:p text:style-name="P23">Eingabedatei nach Caesar verschlüsseln.</text:p>
      <text:p text:style-name="P23"/>
      <text:p text:style-name="P23">Aufruf: ./f_caesar.exe key original.txt verschluesselt.txt</text:p>
      <text:p text:style-name="P23"/>
      <text:p text:style-name="P23">wobei: key die Werte 1 bis 25 annehmen kann.</text:p>
      <text:p text:style-name="P23"/>
      <text:p text:style-name="P23">Anmerkung: Es brauchen nur Buchstaben kodiert werden.</text:p>
      <text:p text:style-name="P19"/>
      <text:p text:style-name="P12"><text:span text:style-name="T7">Hinweis: C</text:span><text:span text:style-name="T5">äsar-Chiffre:</text:span> <text:line-break/>Zur Codierung seiner Nachrichten soll Cäsar folgendes Verfahren angewandt haben: Statt des Buchstabens, den er meinte, schrieb er den Buchstaben auf, der im Alphabet k Positionen rechts vom gemeinten Buchstaben ist. Wenn man bei 'z' ankommt, muß man bei 'a' weiterzählen.<text:line-break/></text:p>
      <text:p text:style-name="P12">Beispiel: </text:p>
      <text:p text:style-name="P12">Mit k=4 wird aus "hello world" der verschlüsselte Text "lipps asvph". <text:line-break/></text:p>
      <text:p text:style-name="P12">Dieses Verfahren wollen wir für den Rechner anwenden. Es werden nur alle Buchstaben (a-z bzw. A-Z) verschlüsselt. Alle anderen Zeichen (!?,. usw.) sollen nicht verschlüsselt werden.</text:p>
      <text:p text:style-name="P12"/>
      <text:p text:style-name="Standard"/>
      <text:p text:style-name="Standard">Beispiel:</text:p>
      <text:p text:style-name="Standard"><text:tab/>unsigned char ch;<text:line-break/><text:tab/>...</text:p>
      <text:p text:style-name="Standard"><text:tab/>ch=ch+key;</text:p>
      <text:p text:style-name="Standard"><text:span text:style-name="T9"><text:tab/>if</text:span><text:span text:style-name="T10">(ch&gt;</text:span><text:span text:style-name="T12">'Z'</text:span><text:span text:style-name="T10">) ch= ch-</text:span><text:span text:style-name="T12">26</text:span><text:span text:style-name="T10">;</text:span></text:p>
      <text:p text:style-name="Standard"/>
      <text:p text:style-name="Standard"><text:span text:style-name="T14">Anmerkung1</text:span><text:span text:style-name="T13">: </text:span></text:p>
      <text:p text:style-name="P12"><text:tab/>Entschlüsselt wird mit key=<text:span text:style-name="T11">26</text:span>-key;</text:p>
      <text:p text:style-name="P12"/>
      <text:p text:style-name="P16"><text:tab/>Beispiel:</text:p>
      <text:p text:style-name="P13"><text:span text:style-name="T10">Hello, world!<text:tab/><text:tab/>(key=4)<text:line-break/>Lipps, asvph! <text:tab/><text:tab/></text:span>(entschluesselt wird mit 22) (vgl: 26 <text:s/>- 4)</text:p>
      <text:p text:style-name="P17"/>
      <text:p text:style-name="P17">Frage:</text:p>
      <text:p text:style-name="P15"><text:soft-page-break/><text:tab/><text:span text:style-name="T20">Können Sie die Datei werwolf-caesarkodiert.txt entschlüsseln?<text:line-break/><text:tab/>Wie lautet der Key?</text:span></text:p>
      <text:p text:style-name="P17"/>
      <text:p text:style-name="P14">Anmerkung2: </text:p>
      <text:p text:style-name="P14"><text:tab/>benutze unsigned char und schreib die Funktionalität</text:p>
      <text:p text:style-name="P14"><text:tab/>void caesar (unsigned char* txt, int key);</text:p>
      <text:p text:style-name="P35"/>
      <text:p text:style-name="P31"/>
      <text:h text:style-name="P49" text:outline-level="3"><text:bookmark-start text:name="__RefHeading__8805_1805577513"/>Aufgabe: f_adb.c (Adressdatenbank)<text:bookmark-end text:name="__RefHeading__8805_1805577513"/></text:h>
      <text:p text:style-name="P5"/>
      <text:p text:style-name="P24">Gegeben sei:<text:line-break/>struct adressbuch { char nickname[80]; char email[80]; char comment[80];};<text:line-break/>typedef <text:s/>struct adressbuch <text:s/>TADB;</text:p>
      <text:p text:style-name="P24"/>
      <text:p text:style-name="P27">Erstellen Sie die Datei <text:span text:style-name="T15">adb.txt</text:span> , die folg. Aufbau hat: <text:line-break/>(1. Zeile: nickname 2.Zeile: email 3. Zeile comment)<text:line-break/></text:p>
      <text:p text:style-name="P27">...</text:p>
      <text:p text:style-name="P27">chef</text:p>
      <text:p text:style-name="P27">der.chef@chef.at</text:p>
      <text:p text:style-name="P27">Er ist immer gut gelaunt</text:p>
      <text:p text:style-name="P27">chefin</text:p>
      <text:p text:style-name="P27">die.chefin@chefin.at</text:p>
      <text:p text:style-name="P27">Sie ist immer gut gelaunt</text:p>
      <text:p text:style-name="P27">ich</text:p>
      <text:p text:style-name="P27">ich.selbst@ich.at</text:p>
      <text:p text:style-name="P27">Ich bin meistens gut gelaunt</text:p>
      <text:p text:style-name="P27">du</text:p>
      <text:p text:style-name="P27">du.selbst@du.at</text:p>
      <text:p text:style-name="P27">Du bist meistens gut gelaunt</text:p>
      <text:p text:style-name="P27">...</text:p>
      <text:p text:style-name="P27"/>
      <text:p text:style-name="P27">Erstellen sie ein Programm zur Verwaltung der Adressbuch Datei:</text:p>
      <text:p text:style-name="P27"/>
      <text:p text:style-name="P27">Menu:</text:p>
      <text:p text:style-name="P27">- 1 – Adressbuchdatendatei öffnen<text:line-break/>- 2 – Liste alle Records</text:p>
      <text:p text:style-name="P27">- 3 – Einen Record ändern</text:p>
      <text:p text:style-name="P27">- 4 – Einen Record hinzufuegen<text:line-break/>- 5 – Einen Record loeschen<text:line-break/>- 6 – Records sortieren</text:p>
      <text:p text:style-name="P27">- 7 – Einen Record suchen</text:p>
      <text:p text:style-name="P27">- 8 – Speichern</text:p>
      <text:p text:style-name="P27">- 9 – Speichern als HTML-Datei <text:line-break/>- 0 <text:s/>- Ende<text:line-break/></text:p>
      <text:p text:style-name="P27">Dateien:</text:p>
      <text:p text:style-name="P26">adb_main.c:</text:p>
      <text:p text:style-name="P27"><text:tab/>Menü und Aufruf der Funktionen, die in adb.h vereinbart und in adb.c <text:line-break/><text:tab/>ausprogrammiert sind)</text:p>
      <text:p text:style-name="P26">adb.h</text:p>
      <text:p text:style-name="P27"><text:tab/>Strukturtypen, Funktionsprototypen</text:p>
      <text:p text:style-name="P26">adb.c</text:p>
      <text:p text:style-name="P27"><text:tab/>ausprogrammierte Funktionen</text:p>
      <text:p text:style-name="P27"/>
      <text:p text:style-name="P5"/>
      <text:p text:style-name="P5"><text:soft-page-break/></text:p>
      <text:h text:style-name="P50" text:outline-level="3"><text:bookmark-start text:name="__RefHeading__1085_276076092"/>Aufgabe: f_db1n.c <text:bookmark-end text:name="__RefHeading__1085_276076092"/></text:h>
      <text:p text:style-name="P6">* Gegeben sind 2 Dateien: </text:p>
      <text:list xml:id="list2494617173647034380" text:style-name="L1">
        <text:list-item>
          <text:p text:style-name="P41">personen.txt (Aufbau: pers_id vorname nachname abt_id) </text:p>
        </text:list-item>
        <text:list-item>
          <text:p text:style-name="P41">abteilungen.txt (Aufbau: apt_id abteilungsname) </text:p>
        </text:list-item>
      </text:list>
      <text:p text:style-name="P6"/>
      <text:p text:style-name="P6"><text:s/></text:p>
      <text:p text:style-name="P6">* Beispiel: personen.txt </text:p>
      <text:p text:style-name="P6"><text:tab/>3 </text:p>
      <text:p text:style-name="P6"><text:tab/>23 max mustermann 2 </text:p>
      <text:p text:style-name="P6"><text:tab/>34 sepp funktion 3 </text:p>
      <text:p text:style-name="P6"><text:tab/>5 susi elektron 2 </text:p>
      <text:p text:style-name="P6"/>
      <text:p text:style-name="P6">* Beispiel: abteilungen.txt </text:p>
      <text:p text:style-name="P6"><text:tab/>3 </text:p>
      <text:p text:style-name="P6"><text:tab/>2 elektronik </text:p>
      <text:p text:style-name="P6"><text:tab/>3 design </text:p>
      <text:p text:style-name="P6"><text:tab/>55 bau </text:p>
      <text:p text:style-name="P6"/>
      <text:p text:style-name="P6">Die erste Zahl gibt die Anzahl der Datensätze an. </text:p>
      <text:p text:style-name="P6"/>
      <text:p text:style-name="P6">* TODO: Erstellen Sie das Programm f_db1n.c, das </text:p>
      <text:p text:style-name="P6"><text:tab/>* die beiden Dateien öffnet </text:p>
      <text:p text:style-name="P6"><text:tab/>* die Datensätze in ein </text:p>
      <text:p text:style-name="P6"><text:tab/> <text:s/>zuvor mit malloc() alloziiertes Array schreibt </text:p>
      <text:p text:style-name="P6"><text:tab/>* folgende Ausgabe auf die Konsole gibt </text:p>
      <text:p text:style-name="P6"><text:tab/> <text:s/>Vorname Nachname Abteilungsname </text:p>
      <text:p text:style-name="P6"/>
      <text:p text:style-name="P6">* Bewertungskriterien: </text:p>
      <text:p text:style-name="P6"><text:tab/> * 1. Strukturtypen verwenden </text:p>
      <text:p text:style-name="P6"><text:tab/> * 2. Speicherverwaltung mit malloc(), free() </text:p>
      <text:p text:style-name="P6"><text:tab/> * 3. Verwendung v. Funktionen </text:p>
      <text:p text:style-name="P6"><text:tab/> * 4. Kommentare/Dokumentation </text:p>
      <text:p text:style-name="P6"/>
      <text:p text:style-name="P6"/>
      <text:p text:style-name="P6"/>
      <text:h text:style-name="P50" text:outline-level="3"><text:bookmark-start text:name="__RefHeading__1087_276076092"/>Aufgabe: f_dbnm.c <text:bookmark-end text:name="__RefHeading__1087_276076092"/></text:h>
      <text:p text:style-name="P6">* Gegeben sind 3 Dateien: </text:p>
      <text:list xml:id="list9150551604377003276" text:style-name="L2">
        <text:list-item>
          <text:p text:style-name="P42">personen.txt (Aufbau: pers_id vorname nachname) </text:p>
        </text:list-item>
        <text:list-item>
          <text:p text:style-name="P42">abteilungen.txt (Aufbau: apt_id abteilungsname) </text:p>
        </text:list-item>
        <text:list-item>
          <text:p text:style-name="P42">personen_abteilungen.txt (Aufbau: pers_id abt_id) </text:p>
          <text:p text:style-name="P42"/>
        </text:list-item>
      </text:list>
      <text:p text:style-name="P6"/>
      <text:p text:style-name="P6">* Beispiel: personen.txt </text:p>
      <text:p text:style-name="P6"><text:tab/>3 </text:p>
      <text:p text:style-name="P6"><text:tab/>23 max mustermann </text:p>
      <text:p text:style-name="P6"><text:tab/>34 sepp funktion </text:p>
      <text:p text:style-name="P6"><text:tab/>5 susi elektron </text:p>
      <text:p text:style-name="P6"/>
      <text:p text:style-name="P6">* Beispiel: abteilungen.txt </text:p>
      <text:p text:style-name="P6"><text:tab/>3 </text:p>
      <text:p text:style-name="P6"><text:tab/>2 elektronik </text:p>
      <text:p text:style-name="P6"><text:tab/>3 design </text:p>
      <text:p text:style-name="P6"><text:tab/>55 bau </text:p>
      <text:p text:style-name="P6"/>
      <text:p text:style-name="P6"><text:soft-page-break/>* Beispiel: personen_abteilungen.txt </text:p>
      <text:p text:style-name="P6"><text:tab/>4 </text:p>
      <text:p text:style-name="P6"><text:tab/>23 2 </text:p>
      <text:p text:style-name="P6"><text:tab/>23 55 </text:p>
      <text:p text:style-name="P6"><text:tab/>34 3 </text:p>
      <text:p text:style-name="P6"><text:tab/>5 55 </text:p>
      <text:p text:style-name="P6"/>
      <text:p text:style-name="P6">Die erste Zahl gibt die Anzahl der Datensätze an. </text:p>
      <text:p text:style-name="P6"/>
      <text:p text:style-name="P6">* TODO: Erstellen Sie das Programm f_dbnm.c, das </text:p>
      <text:p text:style-name="P6"><text:tab/>* die Dateien öffnet </text:p>
      <text:p text:style-name="P6"><text:tab/>* die Datensätze in ein </text:p>
      <text:p text:style-name="P6"><text:tab/> <text:s/>zuvor mit malloc() alloziiertes Array schreibt </text:p>
      <text:p text:style-name="P6"><text:tab/>* folgende Ausgabe auf die Konsole gibt </text:p>
      <text:p text:style-name="P6"><text:tab/> <text:s/>Vorname Nachname Abteilungsname </text:p>
      <text:p text:style-name="P6"/>
      <text:p text:style-name="P6">* Bewertungskriterien: </text:p>
      <text:p text:style-name="P6"><text:tab/>* 1. Strukturtypen verwenden </text:p>
      <text:p text:style-name="P6"><text:tab/>* 2. Speicherverwaltung mit malloc() </text:p>
      <text:p text:style-name="P6"><text:tab/>* 3. Verwendung v. Funktionen </text:p>
      <text:p text:style-name="P6"><text:tab/>* 4. Kommentare/Dokumentation </text:p>
      <text:p text:style-name="P6"/>
      <text:p text:style-name="P6"/>
      <text:p text:style-name="P34"/>
      <text:h text:style-name="P46" text:outline-level="2"><text:bookmark-start text:name="__RefHeading__8791_1805577513"/>+Binäre Dateien<text:bookmark-end text:name="__RefHeading__8791_1805577513"/></text:h>
      <text:p text:style-name="P36"/>
      <text:p text:style-name="P1">Die folg. Aufgaben werden insgesamt aus 3 Programmen bestehen:</text:p>
      <text:list xml:id="list8697300985975144010" text:style-name="L3">
        <text:list-item>
          <text:p text:style-name="P43">f_tperson-bin-fwrite.c</text:p>
        </text:list-item>
        <text:list-item>
          <text:p text:style-name="P43">f_tperson-bin-sort.c</text:p>
        </text:list-item>
        <text:list-item>
          <text:p text:style-name="P43">f_tperson-bin-fread.c</text:p>
        </text:list-item>
      </text:list>
      <text:p text:style-name="P1"/>
      <text:h text:style-name="P51" text:outline-level="3"><text:bookmark-start text:name="__RefHeading__3634_1805577513"/><text:span text:style-name="T19">+Aufgabe</text:span>: f_tperson-bin-fwrite.c<text:bookmark-end text:name="__RefHeading__3634_1805577513"/></text:h>
      <text:p text:style-name="P1">Schreiben Sie ein Programm, das</text:p>
      <text:list xml:id="list8603057772016444804" text:style-name="L4">
        <text:list-item>
          <text:p text:style-name="P44">Den Strukturtyp <text:span text:style-name="T4">TPERSON</text:span> (Komponente: char name[128], Komponente: int persnr) enthält.</text:p>
          <text:p text:style-name="P44">Verwenden Sie typedef um den namen TPERSON verwenden zu können.</text:p>
        </text:list-item>
        <text:list-item>
          <text:p text:style-name="P44">Definiere das Array mit dem Namen <text:span text:style-name="T2">wir</text:span> (mit 128 Elementen vom Typ TPERSON).</text:p>
        </text:list-item>
        <text:list-item>
          <text:p text:style-name="P44">Lesen Sie von der Tastatur den Namen der Binärdatei ein, die die Datensätze enthalten soll</text:p>
        </text:list-item>
        <text:list-item>
          <text:p text:style-name="P44">Lesen Sie von der Tastaur 5 Datensätze ein und schreiben Sie diese anschlie<text:span text:style-name="T4">ß</text:span>end an das <text:span text:style-name="T5">Ende</text:span> der Binärdatei. (<text:span text:style-name="T4">verwenden Sie </text:span>fwrite())<text:line-break/></text:p>
        </text:list-item>
      </text:list>
      <text:p text:style-name="P1"><text:span text:style-name="T5">Frage</text:span>: Wieviele fwrite()-Aufrufe sind notwendig?<text:line-break/><text:span text:style-name="T6">Antwort:</text:span></text:p>
      <text:p text:style-name="P1"><text:line-break/></text:p>
      <text:p text:style-name="P1"><text:line-break/><text:span text:style-name="T5">Frage</text:span>: Öffne<text:span text:style-name="T4">n Sie</text:span> die <text:span text:style-name="T4">erstellte </text:span>Binär<text:span text:style-name="T4">d</text:span>atei mit einem herkömmlichen Texteditor.<text:line-break/>Was kann man erkennen?<text:line-break/></text:p>
      <text:p text:style-name="P2">Antwort:</text:p>
      <text:p text:style-name="P1"/>
      <text:p text:style-name="P1"><text:span text:style-name="T5">Frage</text:span>: <text:span text:style-name="T4">Finden Sie einen Texteditor, der auch binäre Dateien (hexdump) öffnen kann.</text:span></text:p>
      <text:p text:style-name="P2">Antwort:</text:p>
      <text:p text:style-name="P1"/>
      <text:p text:style-name="P1"><text:soft-page-break/></text:p>
      <text:h text:style-name="P51" text:outline-level="3"><text:bookmark-start text:name="__RefHeading__3636_1805577513"/><text:span text:style-name="T19">+Aufgabe</text:span>: f_tperson-bin-sort.c<text:bookmark-end text:name="__RefHeading__3636_1805577513"/></text:h>
      <text:p text:style-name="P1">Schreiben Sie ein Programm, das</text:p>
      <text:list xml:id="list123158674607606" text:continue-list="list123158646282623" text:style-name="List_20_1">
        <text:list-item text:start-value="1">
          <text:p text:style-name="P45">Lesen Sie von der Tastatur den Namen der Binärdatei ein.</text:p>
        </text:list-item>
        <text:list-item>
          <text:p text:style-name="P45">Öffnen Sie diese und lesen Sie alle Datensätze in das Array <text:span text:style-name="T2">wir</text:span><text:span text:style-name="T8"> ein.</text:span></text:p>
        </text:list-item>
        <text:list-item>
          <text:p text:style-name="P45">Sortieren Sie das Array nach der Komponente</text:p>
          <text:p text:style-name="P45">persnr <text:s/>bzw. name<text:line-break/></text:p>
        </text:list-item>
        <text:list-item>
          <text:p text:style-name="P45">Gib jeweils nach dem Sortieren das Array <text:span text:style-name="T2">wir</text:span> unter Verwendung folgender Funktion aus:<text:line-break/>Der Dateiname soll jeweils tperson_sort_persnr.bin bzw. tperson_sort_name.bin lauten.</text:p>
        </text:list-item>
      </text:list>
      <text:p text:style-name="P1"/>
      <text:p text:style-name="P1">void ausgabe(FILE* output, struct person *p, int anzahl);</text:p>
      <text:p text:style-name="P1"/>
      <text:p text:style-name="P1"/>
      <text:h text:style-name="P51" text:outline-level="3"><text:bookmark-start text:name="__RefHeading__3638_1805577513"/><text:span text:style-name="T19">+Aufgabe</text:span>: f_tperson-bin-fread.c<text:bookmark-end text:name="__RefHeading__3638_1805577513"/></text:h>
      <text:p text:style-name="P1">Schreiben Sie ein Programm, das</text:p>
      <text:list xml:id="list123158968454319" text:continue-list="list123158674607606" text:style-name="List_20_1">
        <text:list-item text:start-value="1">
          <text:p text:style-name="P45">Lesen Sie von der Tastatur den Namen der Binärdatei ein.</text:p>
        </text:list-item>
        <text:list-item>
          <text:p text:style-name="P45">Öffnen Sie diese und lesen Sie alle Datensätze in das Array <text:span text:style-name="T2">wir</text:span><text:span text:style-name="T8"> ein.</text:span></text:p>
        </text:list-item>
        <text:list-item>
          <text:p text:style-name="P45"><text:span text:style-name="T8">Geben Sie das Array </text:span><text:span text:style-name="T2">wir</text:span><text:span text:style-name="T8"> am Bildschirm aus.</text:span></text:p>
        </text:list-item>
      </text:list>
      <text:p text:style-name="P1"/>
      <text:p text:style-name="P1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P47" text:outline-level="2"><text:bookmark-start text:name="__RefHeading__3656_1805577513"/>+Projekt: <text:s/>(Adressbuch: ADB_CGI)<text:bookmark-end text:name="__RefHeading__3656_1805577513"/></text:h>
      <text:p text:style-name="P4"/>
      <text:p text:style-name="P11">Erstellen sie ein Programm zur Verwaltung der Adressbuch Datei <text:span text:style-name="T15">adb.txt</text:span>:</text:p>
      <text:p text:style-name="P11"/>
      <text:p text:style-name="P11">gegeben sei:<text:line-break/>struct adressbuch { char nickname[80]; char email[80]; char comment[80];};<text:line-break/>typedef <text:s/>struct adressbuch <text:s/>TADB;</text:p>
      <text:p text:style-name="P11"/>
      <text:p text:style-name="P11"/>
      <text:p text:style-name="P11">Als Benutzeroberfläche diene ein Internet-Browser:</text:p>
      <text:p text:style-name="P11"/>
      <text:p text:style-name="P3">1. Aufgabe:</text:p>
      <text:p text:style-name="P11">Starten Sie ihren Apache-Server, sodass mit der Url <text:a xlink:type="simple" xlink:href="http://localhost/htl/adb/adb.htm" text:style-name="Internet_20_link" text:visited-style-name="Visited_20_Internet_20_Link"><text:span text:style-name="Internet_20_link">http://localhost/htl/adb/adb.htm</text:span></text:a></text:p>
      <text:p text:style-name="P11">folg. Datei <text:span text:style-name="T15">adb.htm</text:span> angezeigt wird:</text:p>
      <text:p text:style-name="P28"/>
      <text:p text:style-name="P29">&lt;html&gt;</text:p>
      <text:p text:style-name="P29">&lt;head&gt;&lt;title&gt;Adressbuch&lt;/title&gt;&lt;/head&gt;</text:p>
      <text:p text:style-name="P29">&lt;body&gt;</text:p>
      <text:p text:style-name="P29">&lt;H1&gt;Adressbuch&lt;/h1&gt;</text:p>
      <text:p text:style-name="P29">&lt;a href="source"&gt;Programmlisting&lt;/a&gt;</text:p>
      <text:p text:style-name="P29">&lt;hr&gt;</text:p>
      <text:p text:style-name="P29">&lt;table&gt;</text:p>
      <text:p text:style-name="P29">&lt;tr&gt;&lt;form action="/cgi-bin/adb/adb_main.cgi" method="GET"&gt;</text:p>
      <text:p text:style-name="P29"><text:tab/>&lt;td&gt;&lt;input type="submit" name="command" value="List"&gt;&lt;/td&gt;</text:p>
      <text:p text:style-name="P30"><text:span text:style-name="T10"><text:tab/></text:span>&lt;td&gt;Listet alle email eintr&amp;auml;ge&lt;/td&gt;</text:p>
      <text:p text:style-name="P29">&lt;/form&gt;&lt;/tr&gt;</text:p>
      <text:p text:style-name="P29">&lt;tr&gt;&lt;form action="/cgi-bin/adb/adb_main.cgi" method="GET"&gt;</text:p>
      <text:p text:style-name="P29"><text:tab/>&lt;td&gt;&lt;input type="submit" name="command" value="GetEmail"&gt;&lt;/td&gt;</text:p>
      <text:p text:style-name="P29"><text:tab/>&lt;td&gt;&lt;input type="text" name="nickname" value="nickname" size="80"&lt;/td&gt;</text:p>
      <text:p text:style-name="P29">&lt;/form&gt;&lt;/tr&gt;</text:p>
      <text:p text:style-name="P29"><text:soft-page-break/>&lt;tr&gt;&lt;form action="/cgi-bin/adb/adb_main.cgi" method="GET"&gt;</text:p>
      <text:p text:style-name="P29"><text:tab/>&lt;td&gt;&lt;input type="submit" name="command" value="Delete"&gt;&lt;/td&gt;</text:p>
      <text:p text:style-name="P29"><text:tab/>&lt;td&gt;&lt;input type="text" name="nickname" value="nickname" size="80"&lt;/td&gt;</text:p>
      <text:p text:style-name="P29">&lt;/form&gt;&lt;/tr&gt;</text:p>
      <text:p text:style-name="P29">&lt;tr&gt;&lt;form action="/cgi-bin/adb/adb_main.cgi" method="GET"&gt;</text:p>
      <text:p text:style-name="P29"><text:tab/>&lt;td&gt;&lt;input type="submit" name="command" value="Insert"&gt;&lt;/td&gt;</text:p>
      <text:p text:style-name="P29"><text:tab/>&lt;td&gt;&lt;input type="text" name="nickname" value="nickname" size="80"&lt;/td&gt;</text:p>
      <text:p text:style-name="P29">&lt;tr&gt;</text:p>
      <text:p text:style-name="P29"><text:tab/>&lt;td&gt;&amp;nbsp;&lt;/td&gt;</text:p>
      <text:p text:style-name="P29"><text:tab/>&lt;td&gt;&lt;input type="text" name="email" value="email" size="80"&lt;/td&gt;</text:p>
      <text:p text:style-name="P29">&lt;/tr&gt;</text:p>
      <text:p text:style-name="P29">&lt;tr&gt;</text:p>
      <text:p text:style-name="P29"><text:tab/>&lt;td&gt;&amp;nbsp;&lt;/td&gt;</text:p>
      <text:p text:style-name="P29"><text:tab/>&lt;td&gt;&lt;input type="text" name="comment" value="comment" size="80"&lt;/td&gt;</text:p>
      <text:p text:style-name="P29">&lt;/form&gt;&lt;/tr&gt;</text:p>
      <text:p text:style-name="P29">&lt;/table&gt;</text:p>
      <text:p text:style-name="P29">&lt;hr&gt;</text:p>
      <text:p text:style-name="P30"><text:span text:style-name="T13">&lt;address&gt;N.N. DATUM </text:span>(C/C++; CGI-Programmierung; Files/Streams; Strukturen)&lt;/address&gt;</text:p>
      <text:p text:style-name="P30">&lt;/body&gt;</text:p>
      <text:p text:style-name="P30">&lt;/html&gt;</text:p>
      <text:p text:style-name="P4"/>
      <text:p text:style-name="P4">Tipp: Studieren Sie diese Datei genau.</text:p>
      <text:p text:style-name="P4"/>
      <text:p text:style-name="P4"/>
      <text:p text:style-name="P3">2. Aufgabe:</text:p>
      <text:p text:style-name="P11">Erstellen Sie die Datei <text:span text:style-name="T15">adb.txt</text:span> , die folg. Aufbau hat: <text:line-break/>(1. Zeile: nickname 2.Zeile: email 3. Zeile comment</text:p>
      <text:p text:style-name="P11">Beispiel:...</text:p>
      <text:p text:style-name="P11">chef</text:p>
      <text:p text:style-name="P11">der.chef@chef.at</text:p>
      <text:p text:style-name="P11">Er ist immer gut gelaunt</text:p>
      <text:p text:style-name="P11">chefin</text:p>
      <text:p text:style-name="P11">die.chefin@chefin.at</text:p>
      <text:p text:style-name="P11">Sie ist immer gut gelaunt</text:p>
      <text:p text:style-name="P11">ich</text:p>
      <text:p text:style-name="P11">ich.selbst@ich.at</text:p>
      <text:p text:style-name="P11">Ich bin meistens gut gelaunt</text:p>
      <text:p text:style-name="P11">du</text:p>
      <text:p text:style-name="P11">du.selbst@du.at</text:p>
      <text:p text:style-name="P11">Du bist meistens gut gelaunt</text:p>
      <text:p text:style-name="P11">...</text:p>
      <text:p text:style-name="P11">...</text:p>
      <text:p text:style-name="P11"/>
      <text:p text:style-name="P11"/>
      <text:p text:style-name="P3">3. Aufgabe:</text:p>
      <text:p text:style-name="P11">Erstellen Sie die Programmdateien</text:p>
      <text:p text:style-name="P11">adb_main.c</text:p>
      <text:p text:style-name="P11"><text:span text:style-name="T6">adb_main.cgi</text:span><text:tab/>(ausführbares Programm)</text:p>
      <text:p text:style-name="P11"/>
      <text:p text:style-name="P11">adb_modul.c</text:p>
      <text:p text:style-name="P11"/>
      <text:p text:style-name="P11"><text:span text:style-name="T6">adb_modul.h </text:span><text:span text:style-name="T16">(Anmerkung: hier nur ein Vorschlag. Bitte überlegen Sie, ob dies ausreicht)</text:span></text:p>
      <text:p text:style-name="P11"><text:span text:style-name="T17"><text:tab/></text:span>//Strukturtyp vereinbaren</text:p>
      <text:p text:style-name="P11"><text:tab/>…..</text:p>
      <text:p text:style-name="P11"><text:tab/>//Prototyp der Funktionen </text:p>
      <text:p text:style-name="P11"><text:tab/>int <text:s text:c="2"/>adb_open (const char* filename);</text:p>
      <text:p text:style-name="P11"><text:tab/>int <text:s text:c="2"/>adb_close(void);</text:p>
      <text:p text:style-name="P11"/>
      <text:p text:style-name="P11"><text:tab/>int <text:s text:c="2"/>adb_getEmail (char* email);</text:p>
      <text:p text:style-name="P11"><text:soft-page-break/><text:tab/>void adb_list(void);</text:p>
      <text:p text:style-name="P11"><text:tab/>int <text:s text:c="2"/>adb_delete(const char* nickname);</text:p>
      <text:p text:style-name="P11"><text:tab/>int <text:s text:c="2"/>adb_insert(const char* nickname, const char* email, const char* comment);</text:p>
      <text:p text:style-name="P11"/>
      <text:p text:style-name="P11">Kommentieren Sie ihr Programm ausgiebig und achten Sie auf guten (d.h. lesbaren, nachvollziehbaren also wartbaren) Programmierstil)</text:p>
      <text:p text:style-name="P11"/>
      <text:p text:style-name="P11"/>
      <text:p text:style-name="P3">4. Aufgabe:</text:p>
      <text:p text:style-name="P11">Kopieren Sie folg. Dateien nach $Apache<text:span text:style-name="T15">/cgi-bin/adb/</text:span></text:p>
      <text:p text:style-name="P11">adb_main.cgi</text:p>
      <text:p text:style-name="P11">adb.txt</text:p>
      <text:p text:style-name="P11"/>
      <text:p text:style-name="P11"/>
      <text:p text:style-name="P7">Hinweis (QUERY_STRING):</text:p>
      <text:p text:style-name="P11"/>
      <text:p text:style-name="P11">Die Environment-Variable QUERY_STRING wurde vom Apche-server erstellt und kann von ihrem Programm folgendermaßen ausgelesen werden:</text:p>
      <text:p text:style-name="P11"/>
      <text:p text:style-name="P20">#include &lt;stdlib.h&gt;</text:p>
      <text:p text:style-name="P20">char *query_str= getenv(“QUERY_STRING”);</text:p>
      <text:p text:style-name="P20"/>
      <text:p text:style-name="P11"><text:span text:style-name="T15">Frage:</text:span> Was beinhaltet dieser QUERY_STRING? Wie ist der Inhalt aufgebaut?</text:p>
      <text:p text:style-name="P11"/>
      <text:p text:style-name="P8"/>
      <text:p text:style-name="P9">Hinweis (http-Protokoll: Header &lt;CRLF&gt; Body):</text:p>
      <text:p text:style-name="P10"/>
      <text:p text:style-name="P11">Wie erstellt ein vom Apache-Server aufgerufenes Cgi-Programm die Antwort, die an den Internet-Browser geschickt wird? Folg. Programm soll dies illustrieren.</text:p>
      <text:p text:style-name="P11"/>
      <text:p text:style-name="P20">#include &lt;stdio.h&gt;</text:p>
      <text:p text:style-name="P20">#include &lt;stdlib.h&gt;</text:p>
      <text:p text:style-name="P20"/>
      <text:p text:style-name="P20">int main(int argc, char *argv[]) {</text:p>
      <text:p text:style-name="P20"><text:s/>char * p=getenv("QUERY_STRING");</text:p>
      <text:p text:style-name="P20"><text:s/></text:p>
      <text:p text:style-name="P21">// http-Header: MUSS so geschickt werden.</text:p>
      <text:p text:style-name="P21"><text:s text:c="2"/>printf("Content-type: text/html\n\n"); </text:p>
      <text:p text:style-name="P20"/>
      <text:p text:style-name="P20"><text:s text:c="2"/><text:span text:style-name="T10">printf("hallo cgi-welt: query_string=(%s)", p); </text:span></text:p>
      <text:p text:style-name="P22"/>
      <text:p text:style-name="P20"><text:span text:style-name="T10"><text:s text:c="2"/></text:span>return 0;</text:p>
      <text:p text:style-name="P20">}</text:p>
      <text:p text:style-name="P11"/>
      <text:p text:style-name="P11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ffffff" draw:opacity="100%"/>
      <style:paragraph-properties fo:background-color="#ff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C-DATEIEN-03-tar-spam-caesar-adb-db-tperson.odt</text:file-name><text:tab/>Arbeitsunterlage</text:p>
      </style:header>
      <style:footer>
        <text:p text:style-name="Footer">Informatik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2-02-27T14:47:56</meta:creation-date>
    <meta:editing-cycles>10</meta:editing-cycles>
    <meta:editing-duration>PT25M5S</meta:editing-duration>
    <meta:initial-creator>Anton Hofmann</meta:initial-creator>
    <dc:date>2014-03-17T22:24:03.640665000</dc:date>
    <dc:creator>Anton Hofmann</dc:creator>
    <meta:document-statistic meta:table-count="0" meta:image-count="0" meta:object-count="0" meta:page-count="9" meta:paragraph-count="315" meta:word-count="1569" meta:character-count="11818" meta:non-whitespace-character-count="10356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../htl/ab/meineVorlagen/arbeitsunterlage.ott" meta:date="2012-02-27T14:47:55"/>
  </office:meta>
</office:document-meta>
</file>